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362cm" fo:margin-left="1.651cm" table:align="left"/>
    </style:style>
    <style:style style:name="Table1.A" style:family="table-column">
      <style:table-column-properties style:column-width="1.852cm"/>
    </style:style>
    <style:style style:name="Table1.B" style:family="table-column">
      <style:table-column-properties style:column-width="3.307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3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144f" officeooo:paragraph-rsid="0004144f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officeooo:rsid="0004144f" officeooo:paragraph-rsid="0004144f" style:font-weight-asian="bold" style:font-weight-complex="bold"/>
    </style:style>
    <style:style style:name="P3" style:family="paragraph" style:parent-style-name="Standard">
      <style:text-properties fo:font-weight="bold" officeooo:rsid="0004144f" officeooo:paragraph-rsid="0005d5cf" style:font-weight-asian="bold" style:font-weight-complex="bold"/>
    </style:style>
    <style:style style:name="P4" style:family="paragraph" style:parent-style-name="Standard">
      <style:text-properties fo:font-weight="bold" officeooo:rsid="0005d5cf" officeooo:paragraph-rsid="0005d5cf" style:font-weight-asian="bold" style:font-weight-complex="bold"/>
    </style:style>
    <style:style style:name="P5" style:family="paragraph" style:parent-style-name="Standard" style:list-style-name="L2">
      <style:text-properties fo:font-weight="bold" officeooo:rsid="0005d5cf" officeooo:paragraph-rsid="0005d5c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e75c" officeooo:paragraph-rsid="0008e75c" style:font-weight-asian="bold" style:font-weight-complex="bold"/>
    </style:style>
    <style:style style:name="P7" style:family="paragraph" style:parent-style-name="Standard" style:list-style-name="L3">
      <style:text-properties officeooo:paragraph-rsid="0008e75c"/>
    </style:style>
    <style:style style:name="P8" style:family="paragraph" style:parent-style-name="Standard" style:list-style-name="L3">
      <style:text-properties officeooo:rsid="0008e75c" officeooo:paragraph-rsid="0008e75c"/>
    </style:style>
    <style:style style:name="P9" style:family="paragraph" style:parent-style-name="Standard">
      <style:text-properties officeooo:rsid="0008e75c" officeooo:paragraph-rsid="0008e75c"/>
    </style:style>
    <style:style style:name="P10" style:family="paragraph" style:parent-style-name="Standard">
      <style:text-properties fo:font-size="14pt" style:text-underline-style="none" fo:font-weight="normal" officeooo:rsid="0008e75c" officeooo:paragraph-rsid="0008e75c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95232" officeooo:paragraph-rsid="0009523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0d81a9" officeooo:paragraph-rsid="000d81a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08e75c" officeooo:paragraph-rsid="0008e75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a918d" officeooo:paragraph-rsid="000a918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0ee98a" officeooo:paragraph-rsid="000ee98a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0f5f80" officeooo:paragraph-rsid="000f5f80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style="normal" style:text-underline-style="none" fo:font-weight="normal" officeooo:rsid="000d81a9" officeooo:paragraph-rsid="000d81a9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0ee98a" officeooo:paragraph-rsid="000ee98a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13399f" officeooo:paragraph-rsid="0013399f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14424d" officeooo:paragraph-rsid="0014424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51599" officeooo:paragraph-rsid="00151599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officeooo:rsid="0004144f" officeooo:paragraph-rsid="0004144f" style:font-size-asian="14pt" style:font-size-complex="14pt"/>
    </style:style>
    <style:style style:name="P23" style:family="paragraph" style:parent-style-name="Standard">
      <style:text-properties fo:font-size="14pt" officeooo:rsid="0008e75c" officeooo:paragraph-rsid="0008e75c" style:font-size-asian="14pt" style:font-size-complex="14pt"/>
    </style:style>
    <style:style style:name="P24" style:family="paragraph" style:parent-style-name="Standard">
      <style:text-properties fo:font-size="14pt" officeooo:rsid="000bf20f" officeooo:paragraph-rsid="000bf20f" style:font-size-asian="14pt" style:font-size-complex="14pt"/>
    </style:style>
    <style:style style:name="P25" style:family="paragraph" style:parent-style-name="Standard">
      <style:text-properties fo:font-size="14pt" officeooo:paragraph-rsid="0014424d" style:font-size-asian="14pt" style:font-size-complex="14pt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text-properties fo:font-size="14pt" officeooo:paragraph-rsid="0014424d" style:font-size-asian="14pt" style:font-size-complex="14pt"/>
    </style:style>
    <style:style style:name="P28" style:family="paragraph" style:parent-style-name="Table_20_Contents">
      <style:text-properties fo:font-size="14pt" officeooo:rsid="0014424d" officeooo:paragraph-rsid="0014424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088b55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8e75c" style:font-size-asian="14pt" style:font-weight-asian="normal" style:font-size-complex="14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0ee98a"/>
    </style:style>
    <style:style style:name="T11" style:family="text">
      <style:text-properties officeooo:rsid="0013399f"/>
    </style:style>
    <style:style style:name="T12" style:family="text">
      <style:text-properties officeooo:rsid="001442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-764 Information Retrieval and Web Search</text:p>
      <text:p text:style-name="P1">Assignment -2</text:p>
      <text:p text:style-name="P2"/>
      <text:p text:style-name="P2"/>
      <text:p text:style-name="P4"><text:span text:style-name="T3">1. </text:span><text:span text:style-name="T2">Rocchio Methods -</text:span> </text:p>
      <text:p text:style-name="P4"/>
      <text:p text:style-name="P3"><text:span text:style-name="T2">Preprocessing data -</text:span></text:p>
      <text:list xml:id="list3441962613" text:style-name="L2">
        <text:list-item>
          <text:p text:style-name="P5"><text:span text:style-name="T4">Tokenizing of word using – nltk word_tokenizer</text:span></text:p>
        </text:list-item>
        <text:list-item>
          <text:p text:style-name="P5"><text:span text:style-name="T4">Using Porter Stemmer from nltk</text:span></text:p>
        </text:list-item>
        <text:list-item>
          <text:p text:style-name="P5"><text:span text:style-name="T4">Also removing stopwords using list from nltk.corpus </text:span></text:p>
        </text:list-item>
      </text:list>
      <text:p text:style-name="P4"><text:span text:style-name="T4"/></text:p>
      <text:p text:style-name="P6"><text:span text:style-name="T1">Choice of SUM(d_R) and SUM(d_NR)-</text:span></text:p>
      <text:list xml:id="list1734688087" text:style-name="L3">
        <text:list-item>
          <text:p text:style-name="P7"><text:span text:style-name="T5">For sum of relevent documents for a query I took the top 100 queries which we got. (lets call it Sum{d_R}).</text:span></text:p>
        </text:list-item>
        <text:list-item>
          <text:p text:style-name="P7"><text:span text:style-name="T5">For the sum of Non Relevent documents I took the documents given in 40*100 queries (i.e docs retrieved for all queries let it be = Sum{d}) – relevent docs for that query.</text:span></text:p>
          <text:p text:style-name="P8"><text:span text:style-name="T4">=&gt; Sum{d_NR} = Sum{d} – Sum{d_R}</text:span></text:p>
        </text:list-item>
        <text:list-item>
          <text:p text:style-name="P8"><text:span text:style-name="T4">Because of this choice we don’t need to process the entire data which will take a huge amount of time just for calculating the sum of non relevent docs.</text:span></text:p>
        </text:list-item>
      </text:list>
      <text:p text:style-name="P9"><text:span text:style-name="T4"/></text:p>
      <text:p text:style-name="P13">Reading the data-</text:p>
      <text:p text:style-name="P22"/>
      <text:p text:style-name="P23">Using Method - r<text:span text:style-name="T6">ead_metadata()</text:span></text:p>
      <text:p text:style-name="P10">Initially I am reading the complete metadata.csv file and storing the paths for pdf and pmc files along with title and abstract.</text:p>
      <text:p text:style-name="P10"/>
      <text:p text:style-name="P10">Later while generating the vocabulary and vector of all 40*100 documents and 40 queries, using method <text:span text:style-name="T6">contents_for_cord_id()</text:span><text:span text:style-name="T8"> I am reading the pdf json for documents and pcm json (if there is no data in pdf json) and using them to make the vocabulary (using method – </text:span><text:span text:style-name="T6">process_ranked_docs()</text:span><text:span text:style-name="T8">)</text:span></text:p>
      <text:p text:style-name="P10"><text:span text:style-name="T8"/></text:p>
      <text:p text:style-name="P11"><text:span text:style-name="T8">Performing Reranking-</text:span></text:p>
      <text:p text:style-name="P11"><text:span text:style-name="T9"/></text:p>
      <text:p text:style-name="P11"><text:span text:style-name="T9">I am generating the new query using query, sum of relevent docs and sum of non relrevent docs, with parameters (alpha, beta and gamma)</text:span></text:p>
      <text:p text:style-name="P11"><text:span text:style-name="T9"/></text:p>
      <text:p text:style-name="P14"><text:span text:style-name="T9">The </text:span><text:span text:style-name="T7">reranking()</text:span><text:span text:style-name="T9"> method executes for every query and then calculate the similarity, between new query and documents (cosine similarity)</text:span></text:p>
      <text:p text:style-name="P14"><text:span text:style-name="T9"/></text:p>
      <text:p text:style-name="P15"><text:span text:style-name="T9">For calculating similarity Tf-Idf represenattion is used, tf = (frequency of that terem in doc), and idf = log(N/f) ( where - f = Number of docs having that term, N = total number of docs) </text:span></text:p>
      <text:p text:style-name="P16"><text:span text:style-name="T9">So a vector of document will have ith term </text:span></text:p>
      <text:p text:style-name="P14"><text:span text:style-name="T9"/></text:p>
      <text:p text:style-name="P24"><text:soft-page-break/><text:span text:style-name="T9">This result is written in the output file provided.</text:span></text:p>
      <text:p text:style-name="P24"><text:span text:style-name="T9"/></text:p>
      <text:p text:style-name="P24"><text:span text:style-name="T9"/></text:p>
      <text:p text:style-name="P12"><text:span text:style-name="T8">Results-</text:span></text:p>
      <text:p text:style-name="P17"/>
      <text:p text:style-name="P17">The parameters alpha and beta are calculatd using grid search method and the method <text:span text:style-name="T6">train_hp() </text:span><text:s/>has the implementation (this does no run when you execute the code, as the path for relevence docs is not provided)(but its possible to uncommend it and use it<text:span text:style-name="T10">)</text:span></text:p>
      <text:p text:style-name="P17"/>
      <text:p text:style-name="P18">Using the v<text:span text:style-name="T11">alues --</text:span></text:p>
      <text:p text:style-name="P19">alpha = 1</text:p>
      <text:p text:style-name="P19">beta = 0.03</text:p>
      <text:p text:style-name="P19">gamma = 0.01</text:p>
      <text:p text:style-name="P19"/>
      <text:p text:style-name="P20">Values got -</text:p>
      <text:p text:style-name="P20">MAP = 0.0610</text:p>
      <text:p text:style-name="P19"><text:span text:style-name="T12">P_10</text:span> <text:s/>= 0.635</text:p>
      <text:p text:style-name="P19"/>
      <text:p text:style-name="P20">While tuning --</text:p>
      <text:p text:style-name="P20">For values -</text:p>
      <text:p text:style-name="P20">alphas = [1, 0.7, 0.5]</text:p>
      <text:p text:style-name="P20">betas = [0.03, 0.3, 0.5, 0.7]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542245131296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>Alpha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E1" office:value-type="string">
            <text:p text:style-name="P25"/>
          </table:table-cell>
        </table:table-row>
        <table:table-row table:style-name="TableLine94542245131296">
          <table:table-cell table:style-name="Table1.A2" office:value-type="string">
            <text:p text:style-name="P28">Betas</text:p>
          </table:table-cell>
          <table:table-cell table:style-name="Table1.A2" office:value-type="string">
            <text:p text:style-name="P26">0.061 </text:p>
          </table:table-cell>
          <table:table-cell table:style-name="Table1.A2" office:value-type="string">
            <text:p text:style-name="P25">0.0589 </text:p>
          </table:table-cell>
          <table:table-cell table:style-name="Table1.A2" office:value-type="string">
            <text:p text:style-name="P25">0.0588 </text:p>
          </table:table-cell>
          <table:table-cell table:style-name="Table1.E2" office:value-type="string">
            <text:p text:style-name="P25">0.0587 </text:p>
          </table:table-cell>
        </table:table-row>
        <table:table-row table:style-name="TableLine94542245131296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0.0602 </text:p>
          </table:table-cell>
          <table:table-cell table:style-name="Table1.A2" office:value-type="string">
            <text:p text:style-name="P25">0.0588 </text:p>
          </table:table-cell>
          <table:table-cell table:style-name="Table1.A2" office:value-type="string">
            <text:p text:style-name="P25">0.0587</text:p>
          </table:table-cell>
          <table:table-cell table:style-name="Table1.E2" office:value-type="string">
            <text:p text:style-name="P25"><text:s/>0.0586 </text:p>
          </table:table-cell>
        </table:table-row>
        <table:table-row table:style-name="TableLine94542245131296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0.0596 </text:p>
          </table:table-cell>
          <table:table-cell table:style-name="Table1.A2" office:value-type="string">
            <text:p text:style-name="P27">0.0587 </text:p>
          </table:table-cell>
          <table:table-cell table:style-name="Table1.A2" office:value-type="string">
            <text:p text:style-name="P27">0.0586 </text:p>
          </table:table-cell>
          <table:table-cell table:style-name="Table1.E2" office:value-type="string">
            <text:p text:style-name="P27">0.0586</text:p>
          </table:table-cell>
        </table:table-row>
      </table:table>
      <text:p text:style-name="P20"/>
      <text:p text:style-name="P21"/>
      <text:p text:style-name="P21">2. Language Models Reranking -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01:32:55.523314898</meta:creation-date>
    <dc:date>2021-10-16T03:02:05.571185173</dc:date>
    <meta:editing-duration>PT25M51S</meta:editing-duration>
    <meta:editing-cycles>14</meta:editing-cycles>
    <meta:generator>LibreOffice/7.1.6.2$Linux_X86_64 LibreOffice_project/10$Build-2</meta:generator>
    <meta:document-statistic meta:table-count="1" meta:image-count="0" meta:object-count="0" meta:page-count="2" meta:paragraph-count="50" meta:word-count="408" meta:character-count="2315" meta:non-whitespace-character-count="1943"/>
  </office:meta>
</office:document-meta>
</file>